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61in"/>
    </style:style>
    <style:style style:name="co2" style:family="table-column">
      <style:table-column-properties fo:break-before="auto" style:column-width="1.087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209in"/>
    </style:style>
    <style:style style:name="co5" style:family="table-column">
      <style:table-column-properties fo:break-before="auto" style:column-width="0.9417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1409in"/>
    </style:style>
    <style:style style:name="co8" style:family="table-column">
      <style:table-column-properties fo:break-before="auto" style:column-width="1.1181in"/>
    </style:style>
    <style:style style:name="co9" style:family="table-column">
      <style:table-column-properties fo:break-before="auto" style:column-width="1.0638in"/>
    </style:style>
    <style:style style:name="co10" style:family="table-column">
      <style:table-column-properties fo:break-before="auto" style:column-width="2.8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81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81"/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rderin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Starting parameter values</text:p>
          </table:table-cell>
          <table:table-cell office:value-type="string" calcext:value-type="string">
            <text:p>est values in paper</text:p>
          </table:table-cell>
          <table:table-cell office:value-type="string" calcext:value-type="string">
            <text:p>knitro est</text:p>
          </table:table-cell>
          <table:table-cell office:value-type="string" calcext:value-type="string">
            <text:p>order in paper</text:p>
          </table:table-cell>
          <table:table-cell office:value-type="string" calcext:value-type="string">
            <text:p>order in vector</text:p>
          </table:table-cell>
        </table:table-row>
        <table:table-row table:style-name="ro1">
          <table:table-cell office:value-type="string" calcext:value-type="string">
            <text:p>Inertia--single</text:p>
          </table:table-cell>
          <table:table-cell table:style-name="ce10" office:value-type="float" office:value="1729" calcext:value-type="float">
            <text:p>1729</text:p>
          </table:table-cell>
          <table:table-cell office:value-type="float" office:value="19999.9999789" calcext:value-type="float">
            <text:p>19999.99997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ertia--family</text:p>
          </table:table-cell>
          <table:table-cell table:style-name="ce2" office:value-type="float" office:value="2480" calcext:value-type="float">
            <text:p>2480</text:p>
          </table:table-cell>
          <table:table-cell office:value-type="float" office:value="12642.2116323" calcext:value-type="float">
            <text:p>12642.211632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ertia--FSA enroll</text:p>
          </table:table-cell>
          <table:table-cell table:style-name="ce2" office:value-type="float" office:value="-551" calcext:value-type="float">
            <text:p>-551</text:p>
          </table:table-cell>
          <table:table-cell office:value-type="float" office:value="4639.07933581" calcext:value-type="float">
            <text:p>4639.0793358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ertia--Income</text:p>
          </table:table-cell>
          <table:table-cell table:style-name="ce2" office:value-type="float" office:value="-32" calcext:value-type="float">
            <text:p>-32</text:p>
          </table:table-cell>
          <table:table-cell office:value-type="float" office:value="4999.99999058" calcext:value-type="float">
            <text:p>4999.9999905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ertia--quantitative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-2422.13712488" calcext:value-type="float">
            <text:p>-2422.1371248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nertia--manager</text:p>
          </table:table-cell>
          <table:table-cell table:style-name="ce2" office:value-type="float" office:value="198" calcext:value-type="float">
            <text:p>198</text:p>
          </table:table-cell>
          <table:table-cell office:value-type="float" office:value="4999.99947757" calcext:value-type="float">
            <text:p>4999.99947757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nertia--chronic condition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4999.99992143" calcext:value-type="float">
            <text:p>4999.99992143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nertia--salient change</text:p>
          </table:table-cell>
          <table:table-cell table:style-name="ce2" office:value-type="float" office:value="156" calcext:value-type="float">
            <text:p>156</text:p>
          </table:table-cell>
          <table:table-cell office:value-type="float" office:value="1295.03272026" calcext:value-type="float">
            <text:p>1295.03272026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isk aversion mean--intercept</text:p>
          </table:table-cell>
          <table:table-cell table:style-name="ce2" office:value-type="float" office:value="0.000232" calcext:value-type="float">
            <text:p>0.000232</text:p>
          </table:table-cell>
          <table:table-cell office:value-type="float" office:value="0.00581624945391" calcext:value-type="float">
            <text:p>0.00581624945391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sk aversion mean—income</text:p>
          </table:table-cell>
          <table:table-cell table:style-name="ce3" office:value-type="float" office:value="0.000029" calcext:value-type="float">
            <text:p>2.90E-05</text:p>
          </table:table-cell>
          <table:table-cell office:value-type="float" office:value="-0.000476759555815" calcext:value-type="float">
            <text:p>-0.00047675955581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isk aversion mean—age</text:p>
          </table:table-cell>
          <table:table-cell table:style-name="ce3" office:value-type="float" office:value="0.00000227" calcext:value-type="float">
            <text:p>2.27E-06</text:p>
          </table:table-cell>
          <table:table-cell table:style-name="ce4" office:value-type="float" office:value="-0.0000125474724273" calcext:value-type="float">
            <text:p>-1.25E-05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isk aversion standard deviation</text:p>
          </table:table-cell>
          <table:table-cell table:style-name="ce2" office:value-type="float" office:value="0.000188" calcext:value-type="float">
            <text:p>0.000188</text:p>
          </table:table-cell>
          <table:table-cell table:style-name="ce4" office:value-type="float" office:value="0.0000293511072139" calcext:value-type="float">
            <text:p>2.94E-05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DHP—single—RC mean</text:p>
          </table:table-cell>
          <table:table-cell table:style-name="ce2" office:value-type="float" office:value="-2912" calcext:value-type="float">
            <text:p>-2912</text:p>
          </table:table-cell>
          <table:table-cell office:value-type="float" office:value="-2500" calcext:value-type="float">
            <text:p>-2500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DHP—single—RC SD</text:p>
          </table:table-cell>
          <table:table-cell table:style-name="ce2" office:value-type="float" office:value="843" calcext:value-type="float">
            <text:p>843</text:p>
          </table:table-cell>
          <table:table-cell office:value-type="float" office:value="701.983506841" calcext:value-type="float">
            <text:p>701.98350684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DHP—family—RC mean</text:p>
          </table:table-cell>
          <table:table-cell table:style-name="ce2" office:value-type="float" office:value="-2871" calcext:value-type="float">
            <text:p>-2871</text:p>
          </table:table-cell>
          <table:table-cell office:value-type="float" office:value="-2200.00420498" calcext:value-type="float">
            <text:p>-2200.00420498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DHP—family—RC SD</text:p>
          </table:table-cell>
          <table:table-cell table:style-name="ce2" office:value-type="float" office:value="897" calcext:value-type="float">
            <text:p>897</text:p>
          </table:table-cell>
          <table:table-cell office:value-type="float" office:value="801.689955868" calcext:value-type="float">
            <text:p>801.689955868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igh total cost—PPO1200</text:p>
          </table:table-cell>
          <table:table-cell table:style-name="ce2" office:value-type="float" office:value="856" calcext:value-type="float">
            <text:p>856</text:p>
          </table:table-cell>
          <table:table-cell office:value-type="float" office:value="-500.034030392" calcext:value-type="float">
            <text:p>-500.034030392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$\epsilon_{500}, \sigma$--single</text:p>
          </table:table-cell>
          <table:table-cell table:style-name="ce2" office:value-type="float" office:value="204" calcext:value-type="float">
            <text:p>204</text:p>
          </table:table-cell>
          <table:table-cell office:value-type="float" office:value="187.592278071" calcext:value-type="float">
            <text:p>187.592278071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$\epsilon_{1200}, \sigma$--single</text:p>
          </table:table-cell>
          <table:table-cell table:style-name="ce2" office:value-type="float" office:value="502" calcext:value-type="float">
            <text:p>502</text:p>
          </table:table-cell>
          <table:table-cell office:value-type="float" office:value="1.00000257523" calcext:value-type="float">
            <text:p>1.00000257523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$\epsilon_{500}, \sigma$--family</text:p>
          </table:table-cell>
          <table:table-cell table:style-name="ce2" office:value-type="float" office:value="329" calcext:value-type="float">
            <text:p>329</text:p>
          </table:table-cell>
          <table:table-cell office:value-type="float" office:value="7657.18286314" calcext:value-type="float">
            <text:p>7657.18286314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$\epsilon_{1200}, \sigma$--family</text:p>
          </table:table-cell>
          <table:table-cell table:style-name="ce2" office:value-type="float" office:value="811" calcext:value-type="float">
            <text:p>811</text:p>
          </table:table-cell>
          <table:table-cell office:value-type="float" office:value="1.00000330348" calcext:value-type="float">
            <text:p>1.00000330348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sul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Knitro alpha0</text:p>
          </table:table-cell>
          <table:table-cell office:value-type="string" calcext:value-type="string">
            <text:p>SAMIN alpha0</text:p>
          </table:table-cell>
          <table:table-cell office:value-type="string" calcext:value-type="string">
            <text:p>SAMIN alpha1</text:p>
          </table:table-cell>
          <table:table-cell office:value-type="string" calcext:value-type="string">
            <text:p>SAMIN alpha2</text:p>
          </table:table-cell>
          <table:table-cell office:value-type="string" calcext:value-type="string">
            <text:p>SAMIN alpha3</text:p>
          </table:table-cell>
          <table:table-cell office:value-type="string" calcext:value-type="string">
            <text:p>SAMIN alpha4</text:p>
          </table:table-cell>
        </table:table-row>
        <table:table-row table:style-name="ro1">
          <table:table-cell table:style-name="ce1" office:value-type="string" calcext:value-type="string">
            <text:p>Inertia--single</text:p>
          </table:table-cell>
          <table:table-cell office:value-type="float" office:value="19999.9999789" calcext:value-type="float">
            <text:p>19999.9999789</text:p>
          </table:table-cell>
          <table:table-cell office:value-type="float" office:value="19796.6888273865" calcext:value-type="float">
            <text:p>19796.6888273865</text:p>
          </table:table-cell>
          <table:table-cell table:number-columns-repeated="2" office:value-type="float" office:value="17954.555505912" calcext:value-type="float">
            <text:p>17954.555505912</text:p>
          </table:table-cell>
          <table:table-cell office:value-type="float" office:value="17347.8532119649" calcext:value-type="float">
            <text:p>17347.8532119649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table:style-name="ce1" office:value-type="string" calcext:value-type="string">
            <text:p>Inertia--family</text:p>
          </table:table-cell>
          <table:table-cell office:value-type="float" office:value="12642.2116323" calcext:value-type="float">
            <text:p>12642.2116323</text:p>
          </table:table-cell>
          <table:table-cell office:value-type="float" office:value="9464.10514857853" calcext:value-type="float">
            <text:p>9464.10514857853</text:p>
          </table:table-cell>
          <table:table-cell table:number-columns-repeated="2" office:value-type="float" office:value="16059.153059978" calcext:value-type="float">
            <text:p>16059.153059978</text:p>
          </table:table-cell>
          <table:table-cell office:value-type="float" office:value="15961.012585532" calcext:value-type="float">
            <text:p>15961.01258553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style-name="ce1" office:value-type="string" calcext:value-type="string">
            <text:p>Inertia--FSA enroll</text:p>
          </table:table-cell>
          <table:table-cell office:value-type="float" office:value="4639.07933581" calcext:value-type="float">
            <text:p>4639.07933581</text:p>
          </table:table-cell>
          <table:table-cell office:value-type="float" office:value="2744.42857550368" calcext:value-type="float">
            <text:p>2744.42857550368</text:p>
          </table:table-cell>
          <table:table-cell table:number-columns-repeated="2" office:value-type="float" office:value="800.647370009481" calcext:value-type="float">
            <text:p>800.647370009481</text:p>
          </table:table-cell>
          <table:table-cell office:value-type="float" office:value="2008.01646713804" calcext:value-type="float">
            <text:p>2008.01646713804</text:p>
          </table:table-cell>
          <table:table-cell office:value-type="float" office:value="-700" calcext:value-type="float">
            <text:p>-700</text:p>
          </table:table-cell>
        </table:table-row>
        <table:table-row table:style-name="ro1">
          <table:table-cell table:style-name="ce1" office:value-type="string" calcext:value-type="string">
            <text:p>Inertia--Income</text:p>
          </table:table-cell>
          <table:table-cell office:value-type="float" office:value="4999.99999058" calcext:value-type="float">
            <text:p>4999.99999058</text:p>
          </table:table-cell>
          <table:table-cell office:value-type="float" office:value="4566.83601823626" calcext:value-type="float">
            <text:p>4566.83601823626</text:p>
          </table:table-cell>
          <table:table-cell table:number-columns-repeated="2" office:value-type="float" office:value="4149.55130858559" calcext:value-type="float">
            <text:p>4149.55130858559</text:p>
          </table:table-cell>
          <table:table-cell office:value-type="float" office:value="3260.3224609101" calcext:value-type="float">
            <text:p>3260.3224609101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1" office:value-type="string" calcext:value-type="string">
            <text:p>Inertia--quantitative</text:p>
          </table:table-cell>
          <table:table-cell office:value-type="float" office:value="-2422.13712488" calcext:value-type="float">
            <text:p>-2422.13712488</text:p>
          </table:table-cell>
          <table:table-cell office:value-type="float" office:value="2618.891167909" calcext:value-type="float">
            <text:p>2618.891167909</text:p>
          </table:table-cell>
          <table:table-cell table:number-columns-repeated="2" office:value-type="float" office:value="-740.630943365284" calcext:value-type="float">
            <text:p>-740.630943365284</text:p>
          </table:table-cell>
          <table:table-cell office:value-type="float" office:value="-1108.48875634144" calcext:value-type="float">
            <text:p>-1108.48875634144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1" office:value-type="string" calcext:value-type="string">
            <text:p>Inertia--manager</text:p>
          </table:table-cell>
          <table:table-cell office:value-type="float" office:value="4999.99947757" calcext:value-type="float">
            <text:p>4999.99947757</text:p>
          </table:table-cell>
          <table:table-cell office:value-type="float" office:value="4945.54761929768" calcext:value-type="float">
            <text:p>4945.54761929768</text:p>
          </table:table-cell>
          <table:table-cell table:number-columns-repeated="2" office:value-type="float" office:value="3230.3487060442" calcext:value-type="float">
            <text:p>3230.3487060442</text:p>
          </table:table-cell>
          <table:table-cell office:value-type="float" office:value="3793.48943563326" calcext:value-type="float">
            <text:p>3793.48943563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Inertia--chronic condition</text:p>
          </table:table-cell>
          <table:table-cell office:value-type="float" office:value="4999.99992143" calcext:value-type="float">
            <text:p>4999.99992143</text:p>
          </table:table-cell>
          <table:table-cell office:value-type="float" office:value="4599.02572272373" calcext:value-type="float">
            <text:p>4599.02572272373</text:p>
          </table:table-cell>
          <table:table-cell table:number-columns-repeated="2" office:value-type="float" office:value="730.980231278932" calcext:value-type="float">
            <text:p>730.980231278932</text:p>
          </table:table-cell>
          <table:table-cell office:value-type="float" office:value="1915.92552041394" calcext:value-type="float">
            <text:p>1915.925520413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Inertia--salient change</text:p>
          </table:table-cell>
          <table:table-cell office:value-type="float" office:value="1295.03272026" calcext:value-type="float">
            <text:p>1295.03272026</text:p>
          </table:table-cell>
          <table:table-cell office:value-type="float" office:value="4252.68633874832" calcext:value-type="float">
            <text:p>4252.68633874832</text:p>
          </table:table-cell>
          <table:table-cell table:number-columns-repeated="2" office:value-type="float" office:value="3658.93805484888" calcext:value-type="float">
            <text:p>3658.93805484888</text:p>
          </table:table-cell>
          <table:table-cell office:value-type="float" office:value="2102.07481504271" calcext:value-type="float">
            <text:p>2102.07481504271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table:style-name="ce1" office:value-type="string" calcext:value-type="string">
            <text:p>Risk aversion mean--intercept</text:p>
          </table:table-cell>
          <table:table-cell office:value-type="float" office:value="0.00581624945391" calcext:value-type="float">
            <text:p>0.00581624945391</text:p>
          </table:table-cell>
          <table:table-cell office:value-type="float" office:value="0.0968880125812979" calcext:value-type="float">
            <text:p>0.0968880125812979</text:p>
          </table:table-cell>
          <table:table-cell table:number-columns-repeated="2" office:value-type="float" office:value="0.330026674953411" calcext:value-type="float">
            <text:p>0.330026674953411</text:p>
          </table:table-cell>
          <table:table-cell office:value-type="float" office:value="0.0707762927786605" calcext:value-type="float">
            <text:p>0.070776292778660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Risk aversion mean—income</text:p>
          </table:table-cell>
          <table:table-cell office:value-type="float" office:value="-0.000476759555815" calcext:value-type="float">
            <text:p>-0.000476759555815</text:p>
          </table:table-cell>
          <table:table-cell office:value-type="float" office:value="0.0031723346939379" calcext:value-type="float">
            <text:p>0.0031723346939379</text:p>
          </table:table-cell>
          <table:table-cell table:number-columns-repeated="2" office:value-type="float" office:value="-0.0204151368948576" calcext:value-type="float">
            <text:p>-0.0204151368948576</text:p>
          </table:table-cell>
          <table:table-cell office:value-type="float" office:value="0.00736071524503113" calcext:value-type="float">
            <text:p>0.00736071524503113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style-name="ce1" office:value-type="string" calcext:value-type="string">
            <text:p>Risk aversion mean—age</text:p>
          </table:table-cell>
          <table:table-cell table:style-name="ce4" office:value-type="float" office:value="-0.0000125474724273" calcext:value-type="float">
            <text:p>-1.25E-05</text:p>
          </table:table-cell>
          <table:table-cell office:value-type="float" office:value="-0.000117203819323893" calcext:value-type="float">
            <text:p>-0.000117203819323893</text:p>
          </table:table-cell>
          <table:table-cell table:number-columns-repeated="2" office:value-type="float" office:value="-0.450620859374667" calcext:value-type="float">
            <text:p>-0.450620859374667</text:p>
          </table:table-cell>
          <table:table-cell office:value-type="float" office:value="0.000242115883078381" calcext:value-type="float">
            <text:p>0.000242115883078381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style-name="ce1" office:value-type="string" calcext:value-type="string">
            <text:p>Risk aversion standard deviation</text:p>
          </table:table-cell>
          <table:table-cell table:style-name="ce4" office:value-type="float" office:value="0.0000293511072139" calcext:value-type="float">
            <text:p>2.94E-05</text:p>
          </table:table-cell>
          <table:table-cell office:value-type="float" office:value="0.0231123314570683" calcext:value-type="float">
            <text:p>0.0231123314570683</text:p>
          </table:table-cell>
          <table:table-cell table:number-columns-repeated="2" office:value-type="float" office:value="0.0766615461193117" calcext:value-type="float">
            <text:p>0.0766615461193117</text:p>
          </table:table-cell>
          <table:table-cell office:value-type="float" office:value="0.0460634146572376" calcext:value-type="float">
            <text:p>0.0460634146572376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CDHP—single—RC mean</text:p>
          </table:table-cell>
          <table:table-cell table:number-columns-repeated="2" office:value-type="float" office:value="-2500" calcext:value-type="float">
            <text:p>-25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1" office:value-type="string" calcext:value-type="string">
            <text:p>CDHP—single—RC SD</text:p>
          </table:table-cell>
          <table:table-cell office:value-type="float" office:value="701.983506841" calcext:value-type="float">
            <text:p>701.983506841</text:p>
          </table:table-cell>
          <table:table-cell office:value-type="float" office:value="700" calcext:value-type="float">
            <text:p>700</text:p>
          </table:table-cell>
          <table:table-cell table:number-columns-repeated="4" office:value-type="float" office:value="0.1" calcext:value-type="float">
            <text:p>0.1</text:p>
          </table:table-cell>
        </table:table-row>
        <table:table-row table:style-name="ro1">
          <table:table-cell table:style-name="ce1" office:value-type="string" calcext:value-type="string">
            <text:p>CDHP—family—RC mean</text:p>
          </table:table-cell>
          <table:table-cell office:value-type="float" office:value="-2200.00420498" calcext:value-type="float">
            <text:p>-2200.00420498</text:p>
          </table:table-cell>
          <table:table-cell office:value-type="float" office:value="-2200" calcext:value-type="float">
            <text:p>-220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table:style-name="ce1" office:value-type="string" calcext:value-type="string">
            <text:p>CDHP—family—RC SD</text:p>
          </table:table-cell>
          <table:table-cell office:value-type="float" office:value="801.689955868" calcext:value-type="float">
            <text:p>801.689955868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igh total cost—PPO1200</text:p>
          </table:table-cell>
          <table:table-cell office:value-type="float" office:value="-500.034030392" calcext:value-type="float">
            <text:p>-500.034030392</text:p>
          </table:table-cell>
          <table:table-cell office:value-type="float" office:value="-500" calcext:value-type="float">
            <text:p>-500</text:p>
          </table:table-cell>
          <table:table-cell table:number-columns-repeated="2" office:value-type="float" office:value="-1500" calcext:value-type="float">
            <text:p>-1500</text:p>
          </table:table-cell>
          <table:table-cell office:value-type="float" office:value="-1000" calcext:value-type="float">
            <text:p>-1000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string" calcext:value-type="string">
            <text:p>$\epsilon_{500}, \sigma$--single</text:p>
          </table:table-cell>
          <table:table-cell office:value-type="float" office:value="187.592278071" calcext:value-type="float">
            <text:p>187.592278071</text:p>
          </table:table-cell>
          <table:table-cell office:value-type="float" office:value="1263.02807703073" calcext:value-type="float">
            <text:p>1263.02807703073</text:p>
          </table:table-cell>
          <table:table-cell table:number-columns-repeated="2" office:value-type="float" office:value="10088.4187698651" calcext:value-type="float">
            <text:p>10088.4187698651</text:p>
          </table:table-cell>
          <table:table-cell office:value-type="float" office:value="803.482637399512" calcext:value-type="float">
            <text:p>803.4826373995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$\epsilon_{1200}, \sigma$--single</text:p>
          </table:table-cell>
          <table:table-cell office:value-type="float" office:value="1.00000257523" calcext:value-type="float">
            <text:p>1.00000257523</text:p>
          </table:table-cell>
          <table:table-cell office:value-type="float" office:value="32.6019952284882" calcext:value-type="float">
            <text:p>32.6019952284882</text:p>
          </table:table-cell>
          <table:table-cell table:number-columns-repeated="2" office:value-type="float" office:value="5327.07707651161" calcext:value-type="float">
            <text:p>5327.07707651161</text:p>
          </table:table-cell>
          <table:table-cell office:value-type="float" office:value="143.563094623594" calcext:value-type="float">
            <text:p>143.56309462359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$\epsilon_{500}, \sigma$--family</text:p>
          </table:table-cell>
          <table:table-cell office:value-type="float" office:value="7657.18286314" calcext:value-type="float">
            <text:p>7657.18286314</text:p>
          </table:table-cell>
          <table:table-cell office:value-type="float" office:value="11822.5038194866" calcext:value-type="float">
            <text:p>11822.5038194866</text:p>
          </table:table-cell>
          <table:table-cell table:number-columns-repeated="2" office:value-type="float" office:value="5641.200606354" calcext:value-type="float">
            <text:p>5641.200606354</text:p>
          </table:table-cell>
          <table:table-cell office:value-type="float" office:value="9511.0868788278" calcext:value-type="float">
            <text:p>9511.086878827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$\epsilon_{1200}, \sigma$--family</text:p>
          </table:table-cell>
          <table:table-cell office:value-type="float" office:value="1.00000330348" calcext:value-type="float">
            <text:p>1.00000330348</text:p>
          </table:table-cell>
          <table:table-cell office:value-type="float" office:value="5843.93848771889" calcext:value-type="float">
            <text:p>5843.93848771889</text:p>
          </table:table-cell>
          <table:table-cell table:number-columns-repeated="2" office:value-type="float" office:value="1470.15559178047" calcext:value-type="float">
            <text:p>1470.15559178047</text:p>
          </table:table-cell>
          <table:table-cell office:value-type="float" office:value="4080.02400449257" calcext:value-type="float">
            <text:p>4080.024004492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-LogLikelihood</text:p>
          </table:table-cell>
          <table:table-cell office:value-type="float" office:value="2576.64797201973" calcext:value-type="float">
            <text:p>2576.64797201973</text:p>
          </table:table-cell>
          <table:table-cell office:value-type="float" office:value="2636.075" calcext:value-type="float">
            <text:p>2636.075</text:p>
          </table:table-cell>
          <table:table-cell table:number-columns-repeated="2" office:value-type="float" office:value="7006.379" calcext:value-type="float">
            <text:p>7006.379</text:p>
          </table:table-cell>
          <table:table-cell office:value-type="float" office:value="2749.408" calcext:value-type="float">
            <text:p>2749.40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Function Evals</text:p>
          </table:table-cell>
          <table:table-cell office:value-type="float" office:value="11643" calcext:value-type="float">
            <text:p>11643</text:p>
          </table:table-cell>
          <table:table-cell office:value-type="float" office:value="3683" calcext:value-type="float">
            <text:p>3683</text:p>
          </table:table-cell>
          <table:table-cell table:number-columns-repeated="2" office:value-type="float" office:value="3804" calcext:value-type="float">
            <text:p>3804</text:p>
          </table:table-cell>
          <table:table-cell office:value-type="float" office:value="3794" calcext:value-type="float">
            <text:p>3794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office:value-type="string" calcext:value-type="string">
            <text:p>Hours run</text:p>
          </table:table-cell>
          <table:table-cell office:value-type="float" office:value="7.12551703611111" calcext:value-type="float">
            <text:p>7.12551703611111</text:p>
          </table:table-cell>
          <table:table-cell table:number-columns-repeated="5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Converged?</text:p>
          </table:table-cell>
          <table:table-cell table:number-columns-repeated="6" office:value-type="string" calcext:value-type="string">
            <text:p>N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OTE: contents copied to tablesgenerator.com to convert to latex</text:p>
          </table:table-cell>
          <table:table-cell table:number-columns-repeated="6"/>
        </table:table-row>
      </table:table>
      <table:table table:name="starting values" table:style-name="ta1">
        <table:table-column table:style-name="co10" table:default-cell-style-name="ce10"/>
        <table:table-column table:style-name="co3" table:number-columns-repeated="7" table:default-cell-style-name="ce6"/>
        <table:table-row table:style-name="ro1">
          <table:table-cell table:style-name="Default" table:number-columns-repeated="2"/>
          <table:table-cell table:style-name="ce7" office:value-type="string" calcext:value-type="string" table:number-columns-spanned="5" table:number-rows-spanned="1">
            <text:p>Starting Values</text:p>
          </table:table-cell>
          <table:covered-table-cell table:number-columns-repeated="4" table:style-name="Default"/>
          <table:table-cell table:style-name="Default"/>
        </table:table-row>
        <table:table-row table:style-name="ro2"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Lower</text:p>
            <text:p>Bound</text:p>
          </table:table-cell>
          <table:table-cell table:style-name="ce5" office:value-type="string" calcext:value-type="string">
            <text:p>alpha0</text:p>
          </table:table-cell>
          <table:table-cell table:style-name="ce5" office:value-type="string" calcext:value-type="string">
            <text:p>alpha1</text:p>
          </table:table-cell>
          <table:table-cell table:style-name="ce5" office:value-type="string" calcext:value-type="string">
            <text:p>alpha2</text:p>
          </table:table-cell>
          <table:table-cell table:style-name="ce5" office:value-type="string" calcext:value-type="string">
            <text:p>alpha3</text:p>
          </table:table-cell>
          <table:table-cell table:style-name="ce5" office:value-type="string" calcext:value-type="string">
            <text:p>alpha4</text:p>
          </table:table-cell>
          <table:table-cell table:style-name="ce5" office:value-type="string" calcext:value-type="string">
            <text:p>Upper</text:p>
            <text:p>Bound</text:p>
          </table:table-cell>
        </table:table-row>
        <table:table-row table:style-name="ro1">
          <table:table-cell office:value-type="string" calcext:value-type="string">
            <text:p>Inertia--single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ertia--family</text:p>
          </table:table-cell>
          <table:table-cell office:value-type="string" calcext:value-type="string">
            <text:p>-Inf</text:p>
          </table:table-cell>
          <table:table-cell office:value-type="float" office:value="-2500" calcext:value-type="float">
            <text:p>-2500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Inertia--FSA enroll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Inertia--Income</text:p>
          </table:table-cell>
          <table:table-cell office:value-type="string" calcext:value-type="string">
            <text:p>-Inf</text:p>
          </table:table-cell>
          <table:table-cell office:value-type="float" office:value="-500" calcext:value-type="float">
            <text:p>-500</text:p>
          </table:table-cell>
          <table:table-cell office:value-type="float" office:value="-2500" calcext:value-type="float">
            <text:p>-2500</text:p>
          </table:table-cell>
          <table:table-cell office:value-type="float" office:value="-1500" calcext:value-type="float">
            <text:p>-1500</text:p>
          </table:table-cell>
          <table:table-cell office:value-type="float" office:value="-1000" calcext:value-type="float">
            <text:p>-1000</text:p>
          </table:table-cell>
          <table:table-cell office:value-type="float" office:value="-2000" calcext:value-type="float">
            <text:p>-2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Inertia--quantitative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Inertia--manager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Inertia--chronic condition</text:p>
          </table:table-cell>
          <table:table-cell office:value-type="float" office:value="-0.5" calcext:value-type="float">
            <text:p>-0.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ertia--salient change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Risk aversion mean--intercept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Risk aversion mean—income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Risk aversion mean—age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isk aversion standard deviation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0.0003" calcext:value-type="float">
            <text:p>-0.0003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HP—single—RC mean</text:p>
          </table:table-cell>
          <table:table-cell office:value-type="string" calcext:value-type="string">
            <text:p>-Inf</text:p>
          </table:table-cell>
          <table:table-cell office:value-type="float" office:value="-2200" calcext:value-type="float">
            <text:p>-2200</text:p>
          </table:table-cell>
          <table:table-cell office:value-type="float" office:value="1500" calcext:value-type="float">
            <text:p>1500</text:p>
          </table:table-cell>
          <table:table-cell office:value-type="float" office:value="2500" calcext:value-type="float">
            <text:p>2500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DHP—single—RC S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CDHP—family—RC mean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050" calcext:value-type="float">
            <text:p>105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CDHP—family—RC SD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High total cost—PPO12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$\epsilon_{500}, \sigma$--single</text:p>
          </table:table-cell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$\epsilon_{1200}, \sigma$--single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$\epsilon_{500}, \sigma$--family</text:p>
          </table:table-cell>
          <table:table-cell office:value-type="float" office:value="-5000" calcext:value-type="float">
            <text:p>-5000</text:p>
          </table:table-cell>
          <table:table-cell office:value-type="float" office:value="-500" calcext:value-type="float">
            <text:p>-500</text:p>
          </table:table-cell>
          <table:table-cell office:value-type="float" office:value="-200" calcext:value-type="float">
            <text:p>-200</text:p>
          </table:table-cell>
          <table:table-cell office:value-type="float" office:value="-800" calcext:value-type="float">
            <text:p>-800</text:p>
          </table:table-cell>
          <table:table-cell office:value-type="float" office:value="-500" calcext:value-type="float">
            <text:p>-500</text:p>
          </table:table-cell>
          <table:table-cell office:value-type="float" office:value="-700" calcext:value-type="float">
            <text:p>-7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$\epsilon_{1200}, \sigma$--family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200" calcext:value-type="float">
            <text:p>-200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Default" office:value-type="string" calcext:value-type="string">
            <text:p>-LogLikelihood</text:p>
          </table:table-cell>
          <table:table-cell office:value-type="string" calcext:value-type="string">
            <text:p>NaN</text:p>
          </table:table-cell>
          <table:table-cell table:style-name="ce8" office:value-type="float" office:value="5525.11460754095" calcext:value-type="float">
            <text:p>5525</text:p>
          </table:table-cell>
          <table:table-cell table:style-name="ce8" office:value-type="float" office:value="12951.8350067673" calcext:value-type="float">
            <text:p>12952</text:p>
          </table:table-cell>
          <table:table-cell table:style-name="ce8" office:value-type="string" calcext:value-type="string">
            <text:p>NaN</text:p>
          </table:table-cell>
          <table:table-cell table:style-name="ce8" office:value-type="float" office:value="55335.4614496001" calcext:value-type="float">
            <text:p>55335</text:p>
          </table:table-cell>
          <table:table-cell table:number-columns-repeated="2" office:value-type="string" calcext:value-type="string">
            <text:p>NaN</text:p>
          </table:table-cell>
        </table:table-row>
      </table:table>
      <table:named-expressions/>
      <table:database-ranges>
        <table:database-range table:name="__Anonymous_Sheet_DB__0" table:target-range-address="ordering.A2:ordering.E22" table:display-filter-buttons="true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 style:data-style-name="N2" text:time-value="20:19:25.4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22:38:03.033314343</meta:creation-date>
    <dc:date>2022-08-08T20:23:02.936000000</dc:date>
    <meta:editing-duration>PT13H24S</meta:editing-duration>
    <meta:editing-cycles>3</meta:editing-cycles>
    <meta:generator>LibreOffice/7.3.3.2$Windows_X86_64 LibreOffice_project/d1d0ea68f081ee2800a922cac8f79445e4603348</meta:generator>
    <meta:document-statistic meta:table-count="3" meta:cell-count="478" meta:object-count="0"/>
  </office:meta>
</office:document-meta>
</file>